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196cm"/>
    </style:style>
    <style:style style:name="Table3.B" style:family="table-column">
      <style:table-column-properties style:column-width="2.21cm"/>
    </style:style>
    <style:style style:name="Table3.C" style:family="table-column">
      <style:table-column-properties style:column-width="2.06cm"/>
    </style:style>
    <style:style style:name="Table3.D" style:family="table-column">
      <style:table-column-properties style:column-width="3.628cm"/>
    </style:style>
    <style:style style:name="Table3.E" style:family="table-column">
      <style:table-column-properties style:column-width="6.615cm"/>
    </style:style>
    <style:style style:name="Table3.1" style:family="table-row">
      <style:table-row-properties style:min-row-height="3.33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2.97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3.119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10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9.75pt" fo:letter-spacing="normal" fo:font-style="italic" fo:font-weight="normal" officeooo:paragraph-rsid="004f9f34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459649" style:font-size-asian="8pt" style:font-style-asian="italic" style:font-size-complex="8pt" style:font-style-complex="italic"/>
    </style:style>
    <style:style style:name="P14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15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weight="bold" officeooo:rsid="01194c0a" officeooo:paragraph-rsid="01194c0a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178524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17e12c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officeooo:rsid="012e084e" officeooo:paragraph-rsid="012d0a2f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488a86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488a86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officeooo:rsid="004f9f34" officeooo:paragraph-rsid="00ea1c39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weight="bold" officeooo:rsid="012e084e" officeooo:paragraph-rsid="01488a8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weight="bold" officeooo:rsid="01194c0a" officeooo:paragraph-rsid="01194c0a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488a86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0ba45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117e12c" officeooo:paragraph-rsid="01488a86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weight="bold" officeooo:rsid="01178524" officeooo:paragraph-rsid="01178524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8pt" fo:font-weight="bold" officeooo:rsid="00f0e43e" officeooo:paragraph-rsid="00f0e43e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16aa08f" officeooo:paragraph-rsid="01488a86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2d0a2f" officeooo:paragraph-rsid="014b6a3a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2e084e" officeooo:paragraph-rsid="014b6a3a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style:text-underline-style="none" fo:font-weight="bold" officeooo:rsid="016aa08f" officeooo:paragraph-rsid="014b6a3a" style:font-size-asian="8pt" style:font-weight-asian="bold" style:font-size-complex="8pt" style:font-weight-complex="bold"/>
    </style:style>
    <style:style style:name="P45" style:family="paragraph" style:parent-style-name="Table_20_Contents">
      <style:text-properties style:font-name="Arial" fo:font-size="10pt" style:text-underline-style="solid" style:text-underline-width="auto" style:text-underline-color="font-color" officeooo:rsid="004f9f34" officeooo:paragraph-rsid="004f9f34" style:font-size-asian="10pt" style:font-size-complex="10pt"/>
    </style:style>
    <style:style style:name="P46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8pt" fo:font-weight="bold" officeooo:rsid="004f9f34" officeooo:paragraph-rsid="01488a86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50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T1" style:family="text">
      <style:text-properties officeooo:rsid="004f9f34"/>
    </style:style>
    <style:style style:name="T2" style:family="text">
      <style:text-properties fo:font-size="10pt" officeooo:rsid="004f9f34"/>
    </style:style>
    <style:style style:name="T3" style:family="text">
      <style:text-properties fo:font-size="10pt" officeooo:rsid="01489da0"/>
    </style:style>
    <style:style style:name="T4" style:family="text">
      <style:text-properties officeooo:rsid="008e9f73"/>
    </style:style>
    <style:style style:name="T5" style:family="text">
      <style:text-properties officeooo:rsid="00a01d95"/>
    </style:style>
    <style:style style:name="T6" style:family="text">
      <style:text-properties officeooo:rsid="00e488e0"/>
    </style:style>
    <style:style style:name="T7" style:family="text">
      <style:text-properties officeooo:rsid="00f18307"/>
    </style:style>
    <style:style style:name="T8" style:family="text">
      <style:text-properties officeooo:rsid="010bd0c3"/>
    </style:style>
    <style:style style:name="T9" style:family="text">
      <style:text-properties officeooo:rsid="0117e12c"/>
    </style:style>
    <style:style style:name="T10" style:family="text">
      <style:text-properties officeooo:rsid="0139dafc"/>
    </style:style>
    <style:style style:name="T11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12" style:family="text">
      <style:text-properties officeooo:rsid="016aa0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8"/>
              <text:p text:style-name="P11"><text:s/>PARQUE DE LA SALUD DE LA PROVINCIA DE MISIONES </text:p>
              <text:p text:style-name="P12"><text:span text:style-name="T1"><text:s/></text:span><text:span text:style-name="T2">“ADMINISTRACIÓN PARQUE DE LA SALUD DE LA PROVINCIA DE MISIONES DR. RAMÓN MADARIAGA LEY XVII - N°70“</text:span><text:span text:style-name="T3">x</text:span></text:p>
              <text:p text:style-name="P45"/>
              <text:p text:style-name="P7"><text:text-input text:description="">#set($end = 28 - $l.getLiquidacionDetalle().size())</text:text-input> <text:text-input text:description="">#set($start = 0)</text:text-input> <text:s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1">Haberes correspondiente a Mes <text:text-input text:description="">$l.liquidacionMes.periodo.getMesPeriodo()</text:text-input></text:p>
            <text:p text:style-name="P23">Cuit Parque Salud Mnes. 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4">Cuil</text:p>
            <text:p text:style-name="P4"><text:text-input text:description="">$l.puestoLaboral.legajo.agente.cuit</text:text-input></text:p>
          </table:table-cell>
          <table:table-cell table:style-name="Table3.A3" table:number-columns-spanned="3" office:value-type="string">
            <text:p text:style-name="P1">Tipo y N° de Documento</text:p>
            <text:p text:style-name="P1"><text:span text:style-name="T5">DNI</text:span> <text:text-input text:description="">$l.puestoLaboral.legajo.agente.dni</text:text-input></text:p>
          </table:table-cell>
          <table:covered-table-cell/>
          <table:covered-table-cell/>
          <table:table-cell table:style-name="Table3.E2" office:value-type="string">
            <text:p text:style-name="P22">Apellido y Nombre</text:p>
            <text:p text:style-name="P22"><text:text-input text:description="">$l.puestoLaboral.legajo.agente.apellido</text:text-input></text:p>
          </table:table-cell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35">Código</text:p>
                </table:table-cell>
                <table:table-cell table:style-name="Table2.A1" office:value-type="string">
                  <text:p text:style-name="P35">Descripción de Código</text:p>
                </table:table-cell>
                <table:table-cell table:style-name="Table2.A1" office:value-type="string">
                  <text:p text:style-name="P35">Cant</text:p>
                </table:table-cell>
                <table:table-cell table:style-name="Table2.A1" office:value-type="string">
                  <text:p text:style-name="P35">Haberes C/<text:span text:style-name="T4">A</text:span></text:p>
                </table:table-cell>
                <table:table-cell table:style-name="Table2.A1" office:value-type="string">
                  <text:p text:style-name="P35">Haberes S/<text:span text:style-name="T4">A</text:span></text:p>
                </table:table-cell>
                <table:table-cell table:style-name="Table2.F1" office:value-type="string">
                  <text:p text:style-name="P47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31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36"><text:text-input text:description="">$linea.liquidacionConcepto.denominacion</text:text-input></text:p>
                </table:table-cell>
                <table:table-cell table:style-name="Table4.A1" office:value-type="string">
                  <text:p text:style-name="P37"><text:text-input text:description="">$linea.cantidad</text:text-input></text:p>
                </table:table-cell>
                <table:table-cell table:style-name="Table4.A1" office:value-type="string">
                  <text:p text:style-name="P38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49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50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40"><text:text-input text:description="">@before-row#foreach($i in $range)</text:text-input><text:span text:style-name="T6"><text:text-input text:description="">@after-row#end</text:text-input></text:span></text:p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F1" office:value-type="string">
                  <text:p text:style-name="P14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39">TOTALES</text:p>
                </table:table-cell>
                <table:table-cell table:style-name="Table6.A1" office:value-type="string">
                  <text:p text:style-name="P32"><text:text-input text:description="">$l.getTotalCAMoneda()</text:text-input></text:p>
                </table:table-cell>
                <table:table-cell table:style-name="Table6.A1" office:value-type="string">
                  <text:p text:style-name="P32"><text:text-input text:description="">$l.getTotalSAMoneda()</text:text-input></text:p>
                </table:table-cell>
                <table:table-cell table:style-name="Table6.D1" office:value-type="string">
                  <text:p text:style-name="P48"><text:text-input text:description="">$l.getTotalRetencionesMoneda()</text:text-input></text:p>
                </table:table-cell>
              </table:table-row>
            </table:table>
            <text:p text:style-name="P5"/>
            <table:table table:name="Tabla1" table:style-name="Tabla1">
              <table:table-column table:style-name="Tabla1.A" table:number-columns-repeated="6"/>
              <table:table-row>
                <table:table-cell table:style-name="Tabla1.A1" office:value-type="string">
                  <text:p text:style-name="P29"><text:span text:style-name="T7">N° </text:span>Legajo</text:p>
                  <text:p text:style-name="P29"><text:text-input text:description="">$l.puestoLaboral.legajo.numero</text:text-input></text:p>
                </table:table-cell>
                <table:table-cell table:style-name="Tabla1.A1" office:value-type="string">
                  <text:p text:style-name="P34">Cat. May. Función</text:p>
                  <text:p text:style-name="P30"><text:span text:style-name="T8"><text:text-input text:description="">#if($l.puestoLaboral.cargoLaboral.numeracion)</text:text-input></text:span><text:span text:style-name="T8"><text:text-input text:description="">$l.puestoLaboral.cargoLaboral.numeracion</text:text-input></text:span><text:span text:style-name="T8"><text:text-input text:description="">#end</text:text-input></text:span></text:p>
                </table:table-cell>
                <table:table-cell table:style-name="Tabla1.A1" office:value-type="string">
                  <text:p text:style-name="P33">Escala</text:p>
                  <text:p text:style-name="P29"><text:span text:style-name="T9"><text:text-input text:description="">#if($l.puestoLaboral.escalaLaboral.abreviatura)</text:text-input></text:span><text:span text:style-name="T9"><text:text-input text:description="">$l.puestoLaboral.escalaLaboral.abreviatura</text:text-input></text:span><text:span text:style-name="T9"><text:text-input text:description="">#end</text:text-input></text:span></text:p>
                </table:table-cell>
                <table:table-cell table:style-name="Tabla1.A1" office:value-type="string">
                  <text:p text:style-name="P42">Ingreso <text:span text:style-name="T12">Puesto</text:span></text:p>
                  <text:p text:style-name="P43"><text:text-input text:description="">$date.formatDate($l.puestoLaboral.fecha_posesion)</text:text-input></text:p>
                  <text:p text:style-name="P44">Inicio Rel, Laboral</text:p>
                  <text:p text:style-name="P44"><text:drop-down text:name="$date.formatDate($l.puestoLaboral.legajo.agente.fingreso)"><text:label text:value="$date.formatDate($l.puestoLaboral.legajo.agente.fingreso)"/>$date.formatDate($l.puestoLaboral.legajo.agente.fingreso)</text:drop-down></text:p>
                  <text:p text:style-name="P41"/>
                </table:table-cell>
                <table:table-cell table:style-name="Tabla1.A1" office:value-type="string">
                  <text:p text:style-name="P28">Nro. de Cuenta</text:p>
                  <text:p text:style-name="P28"><text:text-input text:description="">$l.puestoLaboral.getNumeroCuenta()</text:text-input></text:p>
                </table:table-cell>
                <table:table-cell table:style-name="Tabla1.F1" office:value-type="string">
                  <text:p text:style-name="P29">Importe a Cobrar</text:p>
                  <text:p text:style-name="P46"><text:text-input text:description="">$l.getTotalACobrarMoneda()</text:text-input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13"><text:span text:style-name="T11">Comentario:</text:span><text:span text:style-name="T10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21-03-04T09:16:46.587495910</dc:date>
    <meta:editing-duration>P8DT39M1S</meta:editing-duration>
    <meta:editing-cycles>332</meta:editing-cycles>
    <meta:generator>LibreOffice/5.1.6.2$Linux_X86_64 LibreOffice_project/10m0$Build-2</meta:generator>
    <meta:document-statistic meta:table-count="6" meta:image-count="0" meta:object-count="0" meta:page-count="1" meta:paragraph-count="51" meta:word-count="232" meta:character-count="1925" meta:non-whitespace-character-count="1833"/>
  </office:meta>
</office:document-meta>
</file>